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GroupCacheJGListener.LateralGroupCacheJGListener( ILateralCacheAttributes ilc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teralGroupCacheJGListener.getInstance( ILateralCacheAttributes ilc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ateralGroupCacheJGListener.ensureCacheManag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